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ERASMUS Mobilitätsprogramm 2012/2013</text:p>
      <text:p text:style-name="Preformatted_20_Text">Für Studierende der Fachhochschule Südwestfalen stehen für das akademische Jahr 2012/2013 Studienplätze samt ERASMUS Stipendium (voraussichtlich € 250 pro Monat) an folgenden europäischen Partnerhochschulen zur Verfügung:</text:p>
      <text:p text:style-name="Preformatted_20_Text"/>
      <text:p text:style-name="Preformatted_20_Text">ERASMUS Partnerhochschulen</text:p>
      <text:p text:style-name="Preformatted_20_Text"/>
      <text:p text:style-name="Preformatted_20_Text">An den Partnerhochschulen fallen keine Studiengebühren an. </text:p>
      <text:p text:style-name="Preformatted_20_Text"/>
      <text:p text:style-name="Preformatted_20_Text">Zur finanziellen Unterstützung des Aufenthaltes werden voraussichtlich Teilstipendien im Rahmen des Programms für Lebenslanges Lernen (ERASMUS) der Europäischen Kommission zur Verfügung stehen. Ein ERASMUS Intensiv Sprachkurs (Landessprache) in den seltener gesprochenen Sprachen kann dem Auslandsaufenthalt vorgeschaltet und mit einem Stipendium unterstützt werden. Näheres dazu erfahren Sie im Akademischen Auslandsamt.</text:p>
      <text:p text:style-name="Preformatted_20_Text"/>
      <text:p text:style-name="Preformatted_20_Text">Teilnahmevoraussetzungen:</text:p>
      <text:p text:style-name="Preformatted_20_Text"/>
      <text:p text:style-name="Preformatted_20_Text"><text:s/>1. Sie sind in einem Studiengang der Fachhochschule Südwestfalen eingeschrieben und haben zu Beginn des Auslandsaufenthaltes mindestens das erste Studienjahr abgeschlossen.</text:p>
      <text:p text:style-name="Preformatted_20_Text"/>
      <text:p text:style-name="Preformatted_20_Text"><text:s/>2. Sie besitzen ausreichende Kenntnisse der Sprache, in der die Lehrveranstaltungen an der Gasthochschule abgehalten werden. </text:p>
      <text:p text:style-name="Preformatted_20_Text"/>
      <text:p text:style-name="Preformatted_20_Text">Bewerbungsunterlagen:</text:p>
      <text:p text:style-name="Preformatted_20_Text"/>
      <text:p text:style-name="Preformatted_20_Text">Füllen Sie bitte die Bewerbungsvordrucke 1. und 5. aus. Die kompletten Bewerbungsunterlagen geben Sie bitte im Akademischen Auslandsamt in Iserlohn oder Soest ab.</text:p>
      <text:p text:style-name="Preformatted_20_Text"/>
      <text:p text:style-name="Preformatted_20_Text"><text:s/>1. Bewerbungsformular des Akademischen Auslandsamtes</text:p>
      <text:p text:style-name="Preformatted_20_Text"/>
      <text:p text:style-name="Preformatted_20_Text"><text:s/>2. Zwei Lichtbilder</text:p>
      <text:p text:style-name="Preformatted_20_Text"/>
      <text:p text:style-name="Preformatted_20_Text"><text:s/>3. Tabellarischer Lebenslauf</text:p>
      <text:p text:style-name="Preformatted_20_Text"/>
      <text:p text:style-name="Preformatted_20_Text"><text:s/>4. Notenspiegel</text:p>
      <text:p text:style-name="Preformatted_20_Text"/>
      <text:p text:style-name="Preformatted_20_Text"><text:s/>5. Sprachzeugnis / Nachweis über Sprachkenntnisse der Unterrichtssprache an der Gasthochschule</text:p>
      <text:p text:style-name="Preformatted_20_Text"/>
      <text:p text:style-name="Preformatted_20_Text"><text:s/>6. Motivationsschreiben </text:p>
      <text:p text:style-name="Preformatted_20_Text"/>
      <text:p text:style-name="Preformatted_20_Text">Abgabetermin: spätestens bis zum 15. April 2012 im Akademischen Auslandsamt in Iserlohn oder So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Droid Sans Fallback1" style:font-size-asian="10pt" style:font-name-complex="Liberation Mono"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7" meta:word-count="189" meta:character-count="1607" meta:non-whitespace-character-count="1424"/>
    <dc:date>2012-05-01T11:23:32</dc:date>
    <dc:creator>Patrick Kotz</dc:creator>
    <meta:generator>LibreOffice/3.4$Unix LibreOffice_project/340m1$Build-1505</meta:generator>
  </office:meta>
</office:document-meta>
</file>